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3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Contents_20_4">
      <style:text-properties officeooo:paragraph-rsid="0027dabe"/>
    </style:style>
    <style:style style:name="P7" style:family="paragraph" style:parent-style-name="Contents_20_4">
      <style:text-properties style:font-name="Verdana3" fo:font-size="9pt" style:font-size-asian="9pt" style:font-size-complex="9pt"/>
    </style:style>
    <style:style style:name="P8" style:family="paragraph" style:parent-style-name="Titre_20_Tache">
      <style:paragraph-properties fo:margin-left="1cm" fo:margin-right="0cm" fo:text-indent="0cm" style:auto-text-indent="false"/>
    </style:style>
    <style:style style:name="P9" style:family="paragraph" style:parent-style-name="Titre_20_Action">
      <style:paragraph-properties>
        <style:tab-stops/>
      </style:paragraph-properties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7">Table des matières niv 4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6"><text:span text:style-name="Couleur_20_niv_20_4">Couleur niv 4</text:span></text:p>
      <text:p text:style-name="P5"/>
      <text:p text:style-name="Standard"/>
      <text:p text:style-name="Titre_20_document_20_1">Titre document <text:span text:style-name="T2">1</text:span></text:p>
      <text:p text:style-name="P3"/>
      <text:h text:style-name="Titre_20_OS" text:outline-level="1">Titre OS</text:h>
      <text:p text:style-name="P3"/>
      <text:h text:style-name="Titre_20_OO" text:outline-level="2">Titre OO</text:h>
      <text:p text:style-name="P3"/>
      <text:h text:style-name="P9" text:outline-level="3">Titre Action</text:h>
      <text:p text:style-name="Standard"/>
      <text:h text:style-name="P8" text:outline-level="4">Titre Tache</text:h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2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2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4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2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66fff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1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9-06-28T16:12:22.249546145</dc:date>
    <meta:editing-duration>PT22H41M9S</meta:editing-duration>
    <meta:editing-cycles>227</meta:editing-cycles>
    <meta:generator>LibreOffice/6.1.6.3$Linux_X86_64 LibreOffice_project/10$Build-3</meta:generator>
    <dc:creator>bleybaert</dc:creator>
    <meta:document-statistic meta:table-count="0" meta:image-count="0" meta:object-count="0" meta:page-count="1" meta:paragraph-count="21" meta:word-count="65" meta:character-count="344" meta:non-whitespace-character-count="304"/>
    <meta:user-defined meta:name="Info 1"/>
    <meta:user-defined meta:name="Info 2"/>
    <meta:user-defined meta:name="Info 3"/>
    <meta:user-defined meta:name="Info 4"/>
  </office:meta>
</office:document-meta>
</file>